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7058D8E951E2CEE8.png" manifest:media-type="image/png"/>
  <manifest:file-entry manifest:full-path="Pictures/100000000000055600000300C177D979D436046E.png" manifest:media-type="image/png"/>
  <manifest:file-entry manifest:full-path="Pictures/100000000000055600000300FDEA29C0628B963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244cm, 0.55cm, 2.062cm, 7.57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27cm, 0.494cm, 1.759cm, 8.25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166cm, 0.607cm, 1.752cm, 7.973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Image3" text:anchor-type="paragraph" svg:x="2.136cm" svg:y="17.967cm" svg:width="12.885cm" svg:height="6.72cm" draw:z-index="2"><draw:image xlink:href="Pictures/1000000000000556000003007058D8E951E2CEE8.png" xlink:type="simple" xlink:show="embed" xlink:actuate="onLoad" loext:mime-type="image/png"/></draw:frame><draw:frame draw:style-name="fr3" draw:name="Image2" text:anchor-type="paragraph" svg:x="2.057cm" svg:y="9.396cm" svg:width="12.965cm" svg:height="6.773cm" draw:z-index="1"><draw:image xlink:href="Pictures/100000000000055600000300C177D979D436046E.png" xlink:type="simple" xlink:show="embed" xlink:actuate="onLoad" loext:mime-type="image/png"/></draw:frame><draw:frame draw:style-name="fr1" draw:name="Image1" text:anchor-type="paragraph" svg:x="1.871cm" svg:y="0.796cm" svg:width="13.176cm" svg:height="6.59cm" draw:z-index="0"><draw:image xlink:href="Pictures/100000000000055600000300FDEA29C0628B963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7T12:01:46.047000000</meta:creation-date>
    <dc:date>2020-11-17T15:27:50.733000000</dc:date>
    <meta:editing-duration>PT3M</meta:editing-duration>
    <meta:editing-cycles>2</meta:editing-cycles>
    <meta:generator>LibreOffice/6.3.4.2$Windows_X86_64 LibreOffice_project/60da17e045e08f1793c57c00ba83cdfce946d0aa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